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6.609cm"/>
    </style:style>
    <style:style style:name="co4" style:family="table-column">
      <style:table-column-properties fo:break-before="auto" style:column-width="29.752cm"/>
    </style:style>
    <style:style style:name="co5" style:family="table-column">
      <style:table-column-properties fo:break-before="auto" style:column-width="10.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3333"/>
    </style:style>
    <style:style style:name="T1" style:family="text">
      <style:text-properties style:font-name="Helvetica" fo:font-size="10pt" style:font-name-asian="Helvetica" style:font-size-asian="10pt" style:font-name-complex="Helvetica" style:font-size-complex="5.699999809265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/>
          <table:table-cell table:style-name="ce1" office:value-type="string" table:number-columns-spanned="3" table:number-rows-spanned="1">
            <text:p>Common Item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2" office:value-type="string">
            <text:p>Quantity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Comments</text:p>
          </table:table-cell>
        </table:table-row>
        <table:table-row table:style-name="ro3">
          <table:table-cell/>
          <table:table-cell office:value-type="string">
            <text:p>114 pc (5 m strip)</text:p>
          </table:table-cell>
          <table:table-cell office:value-type="string">
            <text:p>WS2812B, 60 LEDs/m</text:p>
          </table:table-cell>
          <table:table-cell office:value-type="string">
            <text:p><text:a xlink:href="https://www.amazon.de/BTF-LIGHTING-WS2812B-adressierbare-Streifen-NichtWasserdicht/dp/B01CDTEJBG/ref=sr_1_3?ie=UTF8&amp;qid=1514394731&amp;sr=8-3&amp;keywords=ws2812b&amp;th=1">https://www.amazon.de/BTF-LIGHTING-WS2812B-adressierbare-Streifen-NichtWasserdicht/dp/B01CDTEJBG/ref=sr_1_3?ie=UTF8&amp;qid=1514394731&amp;sr=8-3&amp;keywords=ws2812b&amp;th=1</text:a>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IKEA Ribba (23 x 23 cm)</text:p>
          </table:table-cell>
          <table:table-cell office:value-type="string">
            <text:p><text:a xlink:href="http://www.ikea.com/de/de/catalog/products/00378436/#/40378401">http://www.ikea.com/de/de/catalog/products/00378436/#/40378401</text:a>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ELCO, 1000 µF, 6.3V</text:p>
          </table:table-cell>
          <table:table-cell office:value-type="string">
            <text:p><text:a xlink:href="https://www.conrad.de/de/elektrolyt-kondensator-radial-bedrahtet-35-mm-1000-f-63-v-20-o-x-h-8-mm-x-15-mm-europe-chemicon-eky-6r3ell102mh1-1505577.html">https://www.conrad.de/de/elektrolyt-kondensator-radial-bedrahtet-35-mm-1000-f-63-v-20-o-x-h-8-mm-x-15-mm-europe-chemicon-eky-6r3ell102mh1-1505577.html</text:a></text:p>
          </table:table-cell>
          <table:table-cell table:style-name="ce3" office:value-type="string">
            <text:p>recommended to support PSU but not mandator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esistor, 470 Ohm</text:p>
          </table:table-cell>
          <table:table-cell office:value-type="string">
            <text:p>https://www.conrad.de/de/kohleschicht-widerstand-470-axial-bedrahtet-0204-01-w-5-1-st-400211.html</text:p>
          </table:table-cell>
          <table:table-cell table:style-name="ce3" office:value-type="string">
            <text:p>anything between 300-500 Ohm, recommended but not mandator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ower Supply, 5V, &gt;0.5 A</text:p>
          </table:table-cell>
          <table:table-cell office:value-type="string">
            <text:p>https://www.amazon.de/Wicked-Chili-Pro-Netzteil-Smartphone-schwarz/dp/B004GXUKD4/ref=sr_1_3?ie=UTF8&amp;qid=1514395546&amp;sr=8-3&amp;keywords=handy+netzteil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USB cable</text:p>
          </table:table-cell>
          <table:table-cell office:value-type="string">
            <text:p>https://www.reichelt.de/?ACTION=3;ARTICLE=152673;SEARCH=usb%20textil%20kab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duino Nano</text:p>
          </table:table-cell>
          <table:table-cell office:value-type="string">
            <text:p>https://www.amazon.de/XCSOURCE-Atmega-Controller-Arduino-TE359/dp/B015MGHH6Q/ref=pd_bxgy_147_img_2?_encoding=UTF8&amp;psc=1&amp;refRID=HZ5SX7GX1H6579MHRZH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Option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S1302 RTC Module</text:p>
          </table:table-cell>
          <table:table-cell office:value-type="string">
            <text:p>https://www.amazon.de/DS1302-Echtzeituhr-Temperatursensor-Arduino-Raspberry/dp/B06XCR1WK2/ref=sr_1_1?s=computers&amp;ie=UTF8&amp;qid=1514394328&amp;sr=1-1&amp;keywords=ds1302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S3231 RTC Module</text:p>
          </table:table-cell>
          <table:table-cell office:value-type="string">
            <text:p>https://www.amazon.de/dp/B01M2B7HQB/ref=psdc_1626220031_t1_B06XCR1WK2</text:p>
          </table:table-cell>
          <table:table-cell table:style-name="ce3" office:value-type="string">
            <text:p>alternative to DS1302 with better accurac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ush Button Dip Switch</text:p>
          </table:table-cell>
          <table:table-cell office:value-type="string">
            <text:p>https://www.conrad.de/de/drucktaster-12-vdc-005-a-1-x-ausein-yst-1103a-tastend-1-st-1386951.html</text:p>
          </table:table-cell>
          <table:table-cell table:style-name="ce3" office:value-type="string">
            <text:p>for setting time manually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DCF77 Modul (<text:span text:style-name="T1">EB6180B1COB77K5A1)</text:span></text:p>
          </table:table-cell>
          <table:table-cell office:value-type="string">
            <text:p><text:a xlink:href="https://www.amazon.de/Empfangsmodul-Funkzeit-Funkuhr-Arduino-Antenne/dp/B014I7VUS6/ref=sr_1_cc_1?s=aps&amp;ie=UTF8&amp;qid=1514394659&amp;sr=1-1-catcorr&amp;keywords=dcf77+modul">https://www.amazon.de/Empfangsmodul-Funkzeit-Funkuhr-Arduino-Antenne/dp/B014I7VUS6/ref=sr_1_cc_1?s=aps&amp;ie=UTF8&amp;qid=1514394659&amp;sr=1-1-catcorr&amp;keywords=dcf77+modul</text:a></text:p>
          </table:table-cell>
          <table:table-cell table:style-name="ce3" office:value-type="string">
            <text:p>for automatic time setting, runs on max. 3.6 V 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DCF77 Modul (BN641138)</text:p>
          </table:table-cell>
          <table:table-cell office:value-type="string">
            <text:p>https://www.conrad.de/de/dcf-empfaenger-modul-641138-passend-fuer-serie-c-control-641138.html</text:p>
          </table:table-cell>
          <table:table-cell table:style-name="ce3" office:value-type="string">
            <text:p>more noisy than <text:span text:style-name="T1">EB6180B1COB77K5A1 but runs on broad voltage range</text:span>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duino Micro Pro, 5V, 16 Mhz</text:p>
          </table:table-cell>
          <table:table-cell office:value-type="string">
            <text:p>https://www.amazon.de/dp/B075MD6591/ref=pe_3044161_189395811_TE_3p_dp_1</text:p>
          </table:table-cell>
          <table:table-cell table:style-name="ce3" office:value-type="string">
            <text:p>One could also build the DCF77 clock without RTC using an arduino micro. The arduino micro clock has quarz crystal necessary for DCF signal filterin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10.01.2018</text:date>, <text:time>15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2M17S</meta:editing-duration>
    <meta:editing-cycles>6</meta:editing-cycles>
    <meta:generator>OpenOffice/4.1.3$Win32 OpenOffice.org_project/413m1$Build-9783</meta:generator>
    <dc:date>2018-01-10T15:08:44.82</dc:date>
    <dc:creator>Moritz von Sivers</dc:cre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